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1143"/>
    </style:style>
    <style:style style:name="T1" style:family="text">
      <style:text-properties officeooo:rsid="00111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nav class="navbar navbar-expand-lg navbar-dark bg-dark"&gt;</text:p>
      <text:p text:style-name="Preformatted_20_Text"><text:s text:c="4"/>&lt;a <text:span text:style-name="T1">href=”#” </text:span>class="navbar-brand"&gt;Course Manager&lt;/a&gt;</text:p>
      <text:p text:style-name="Preformatted_20_Text"/>
      <text:p text:style-name="Preformatted_20_Text"><text:s text:c="4"/>&lt;button class="navbar-toggler" type="button" data-toggle="collapse" data-target="#navbarSupportedContent"</text:p>
      <text:p text:style-name="Preformatted_20_Text"><text:s text:c="8"/>aria-controls="navbarSupportedContent" aria-expanded="false" aria-label="Toggle navigation"&gt;</text:p>
      <text:p text:style-name="Preformatted_20_Text"><text:s text:c="8"/>&lt;span class="navbar-toggler-icon"&gt;&lt;/span&gt;</text:p>
      <text:p text:style-name="Preformatted_20_Text"><text:s text:c="4"/>&lt;/button&gt;</text:p>
      <text:p text:style-name="Preformatted_20_Text"/>
      <text:p text:style-name="Preformatted_20_Text"><text:s text:c="4"/>&lt;div class="collapse navbar-collapse" id="navbarSupportedContent"&gt;</text:p>
      <text:p text:style-name="Preformatted_20_Text"><text:s text:c="8"/>&lt;ul class="navbar-nav mr-auto"&gt;</text:p>
      <text:p text:style-name="Preformatted_20_Text"><text:s text:c="12"/>&lt;li class="nav-item"&gt;</text:p>
      <text:p text:style-name="P1"><text:s text:c="16"/>&lt;a <text:span text:style-name="T1">href=”#” </text:span>class="nav-link"&gt;Courses&lt;/a&gt;</text:p>
      <text:p text:style-name="Preformatted_20_Text"><text:s text:c="12"/>&lt;/li&gt;</text:p>
      <text:p text:style-name="Preformatted_20_Text"><text:s text:c="8"/>&lt;/ul&gt;</text:p>
      <text:p text:style-name="Preformatted_20_Text"><text:s text:c="4"/>&lt;/div&gt;</text:p>
      <text:p text:style-name="Preformatted_20_Text">&lt;/nav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6T14:29:29.082556280</dc:date>
    <meta:editing-duration>PT2M2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37" meta:character-count="627" meta:non-whitespace-character-count="512"/>
  </office:meta>
</office:document-meta>
</file>